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5.08cm" style:rel-column-width="19568*"/>
    </style:style>
    <style:style style:name="Tableau1.B" style:family="table-column">
      <style:table-column-properties style:column-width="2.355cm" style:rel-column-width="9070*"/>
    </style:style>
    <style:style style:name="Tableau1.C" style:family="table-column">
      <style:table-column-properties style:column-width="9.578cm" style:rel-column-width="36897*"/>
    </style:style>
    <style:style style:name="Tableau1.A1" style:family="table-cell">
      <style:table-cell-properties fo:background-color="#eeeeee" fo:padding="0.199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eeeeee" fo:padding="0.199cm" fo:border="0.002cm solid #000000">
        <style:background-image/>
      </style:table-cell-properties>
    </style:style>
    <style:style style:name="Tableau1.A2" style:family="table-cell">
      <style:table-cell-properties fo:padding="0.199cm" fo:border-left="0.002cm solid #000000" fo:border-right="none" fo:border-top="none" fo:border-bottom="0.002cm solid #000000"/>
    </style:style>
    <style:style style:name="Tableau1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eeeeee" fo:padding="0.199cm" fo:border-left="0.002cm solid #000000" fo:border-right="none" fo:border-top="none" fo:border-bottom="0.002cm solid #000000">
        <style:background-image/>
      </style:table-cell-properties>
    </style:style>
    <style:style style:name="Tableau1.C3" style:family="table-cell">
      <style:table-cell-properties fo:background-color="#eeeeee" fo:padding="0.19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Lucida Console" fo:font-size="10pt" style:font-size-asian="10pt" style:font-size-complex="10pt"/>
    </style:style>
    <style:style style:name="P2" style:family="paragraph" style:parent-style-name="Table_20_Contents">
      <style:text-properties style:font-name="Calibri Light" fo:font-size="11pt" style:font-size-asian="11pt" style:font-size-complex="11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style:font-name="Calibri Light" fo:font-size="11pt" style:font-size-asian="11pt" style:font-size-complex="11pt"/>
    </style:style>
    <style:style style:name="P4" style:family="paragraph" style:parent-style-name="Standard">
      <style:text-properties style:font-name="Calibri Light1" fo:font-size="16pt" style:font-size-asian="16pt" style:font-size-complex="16pt"/>
    </style:style>
    <style:style style:name="P5" style:family="paragraph" style:parent-style-name="Standard">
      <style:text-properties style:font-name="Calibri Light1" fo:font-size="13pt" style:font-size-asian="13pt" style:font-size-complex="13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ucida Console" fo:font-size="10pt" fo:background-color="#dddddd" style:font-size-asian="10pt" style:font-size-complex="10pt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émo BASH – Commandes Linux</text:p>
      <text:p text:style-name="P5"><text:a xlink:type="simple" xlink:href="https://doc.ubuntu-fr.org/tutoriel/console_commandes_de_base" text:style-name="Internet_20_link" text:visited-style-name="Visited_20_Internet_20_Link">https://doc.ubuntu-fr.org/tutoriel/console_commandes_de_base</text:a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user@exemple:~$</text:p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3"><text:span text:style-name="T2">montre que le répertoire courant est le répertoire personnel de l'utilisateur ("~", caractère spécial équivalent /home/user)</text:span> </text:p>
          </table:table-cell>
        </table:table-row>
        <table:table-row>
          <table:table-cell table:style-name="Tableau1.A2" office:value-type="string">
            <text:p text:style-name="P1"><text:span text:style-name="T2">/home/user/MonFichier</text:span> </text:p>
            <text:p text:style-name="P1">~/MonFichier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>Référence absolues équivalentes pour accéder à MonFichier</text:p>
          </table:table-cell>
        </table:table-row>
        <table:table-row>
          <table:table-cell table:style-name="Tableau1.A3" office:value-type="string">
            <text:p text:style-name="P1">~</text:p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2">Répertoire personnel de l'utilisateur (ex: <text:span text:style-name="T5">mv /monRep/monFichier ~</text:span> <text:s/>)</text:p>
          </table:table-cell>
        </table:table-row>
        <table:table-row>
          <table:table-cell table:style-name="Tableau1.A2" office:value-type="string">
            <text:p text:style-name="P1">.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>Répertoire courant (ex: <text:span text:style-name="T5">mv /monRep/monFichier .</text:span> <text:s/>)</text:p>
          </table:table-cell>
        </table:table-row>
        <table:table-row>
          <table:table-cell table:style-name="Tableau1.A3" office:value-type="string">
            <text:p text:style-name="P1">..</text:p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2">Répertoire parent (ex: <text:span text:style-name="T5">mv /monRep/monFichier ../toto/</text:span> <text:s/>)</text:p>
          </table:table-cell>
        </table:table-row>
        <table:table-row>
          <table:table-cell table:style-name="Tableau1.A2" office:value-type="string">
            <text:p text:style-name="P1">*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><text:span text:style-name="T6">Metacaractère </text:span>: remplace un ou plusieurs caractères, ou aucun (ex: <text:span text:style-name="T5">ls repertoire*.odt</text:span> <text:s/>)</text:p>
          </table:table-cell>
        </table:table-row>
        <table:table-row>
          <table:table-cell table:style-name="Tableau1.A3" office:value-type="string">
            <text:p text:style-name="P1">?</text:p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2">Metacaractère : remplace un seul caractère (ex: <text:span text:style-name="T5">ls repertoire?.odt</text:span> <text:s/>)</text:p>
          </table:table-cell>
        </table:table-row>
        <table:table-row>
          <table:table-cell table:style-name="Tableau1.A2" office:value-type="string">
            <text:p text:style-name="P1">man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>Affiche les pages du manuel système <text:s/>(ex: <text:span text:style-name="T5">man man</text:span> → affiche le manuel du manuel ) // (ex2: <text:span text:style-name="T5">man ls</text:span> → affiche le manuel de la commande ls ) </text:p>
          </table:table-cell>
        </table:table-row>
        <table:table-row>
          <table:table-cell table:style-name="Tableau1.A3" office:value-type="string">
            <text:p text:style-name="P1">ls</text:p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2"><text:span text:style-name="T6">List segment </text:span>: Permet de lister un répertoire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-l </text:p>
          </table:table-cell>
          <table:table-cell table:style-name="Tableau1.C3" office:value-type="string">
            <text:p text:style-name="P2"><text:span text:style-name="T2">Permet un affichage détaillé du répertoire (permissions d'accès, le nombre de liens physiques, le nom du propriétaire et du groupe, la taille en octets, et l'horodatage)</text:span> 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-h</text:p>
          </table:table-cell>
          <table:table-cell table:style-name="Tableau1.C3" office:value-type="string">
            <text:p text:style-name="P2"><text:span text:style-name="T2">Associé avec </text:span><text:span text:style-name="Strong_20_Emphasis"><text:span text:style-name="T3">-l </text:span></text:span><text:span text:style-name="T2">affiche la taille des fichiers avec un suffixe correspondant à l'unité (K, M, G)</text:span> 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-a </text:p>
          </table:table-cell>
          <table:table-cell table:style-name="Tableau1.C3" office:value-type="string">
            <text:p text:style-name="P2"><text:span text:style-name="T2">Permet l'affichage des fichiers et répertoires cachés (ceux qui commencent par un . (point))</text:span> 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-lct</text:p>
          </table:table-cell>
          <table:table-cell table:style-name="Tableau1.C3" office:value-type="string">
            <text:p text:style-name="P2"><text:span text:style-name="T2">Permet de trier les fichiers et répertoires par date de modification décroissante</text:span> 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lspci</text:p>
            <text:p text:style-name="P1">lsusb</text:p>
          </table:table-cell>
          <table:table-cell table:style-name="Tableau1.C3" office:value-type="string">
            <text:p text:style-name="P2"><text:span text:style-name="T2">affiche les périphériques PCI ou </text:span>USB<text:span text:style-name="T1"> </text:span><text:span text:style-name="T2">connectés.</text:span> </text:p>
          </table:table-cell>
        </table:table-row>
        <table:table-row>
          <table:table-cell table:style-name="Tableau1.A2" office:value-type="string">
            <text:p text:style-name="P1">cd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><text:span text:style-name="T6">Change directory. </text:span><text:span text:style-name="T4">Permet de revenir au répertoire /home/utilisateur</text:span> 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~</text:p>
          </table:table-cell>
          <table:table-cell table:style-name="Tableau1.C2" office:value-type="string">
            <text:p text:style-name="P2"><text:span text:style-name="T4">Permet de revenir au répertoire /home/utilisateur</text:span> 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-</text:p>
          </table:table-cell>
          <table:table-cell table:style-name="Tableau1.C2" office:value-type="string">
            <text:p text:style-name="P2">Permet de revenir au répertoire précédent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..</text:p>
          </table:table-cell>
          <table:table-cell table:style-name="Tableau1.C2" office:value-type="string">
            <text:p text:style-name="P2">Permet de remonter au répertoire parent</text:p>
          </table:table-cell>
        </table:table-row>
        <text:soft-page-break/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/ </text:p>
          </table:table-cell>
          <table:table-cell table:style-name="Tableau1.C2" office:value-type="string">
            <text:p text:style-name="P2">Permet de remonter à la racine de l'ensemble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/usr/bin/</text:p>
          </table:table-cell>
          <table:table-cell table:style-name="Tableau1.C2" office:value-type="string">
            <text:p text:style-name="P2">Se place dans le répertoire /usr/bin/</text:p>
          </table:table-cell>
        </table:table-row>
        <table:table-row>
          <table:table-cell table:style-name="Tableau1.A3" office:value-type="string">
            <text:p text:style-name="P1">mv</text:p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2"><text:span text:style-name="T6">Move.</text:span> 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-f</text:p>
          </table:table-cell>
          <table:table-cell table:style-name="Tableau1.C3" office:value-type="string">
            <text:p text:style-name="P2">Écrase les fichiers de destination sans confirmation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>-i</text:p>
          </table:table-cell>
          <table:table-cell table:style-name="Tableau1.C3" office:value-type="string">
            <text:p text:style-name="P2">Demande 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8-01-11T15:32:25.86</meta:creation-date>
    <dc:date>2018-01-16T11:26:39.90</dc:date>
    <dc:creator>bibi bobo</dc:creator>
    <meta:editing-duration>PT1H38M6S</meta:editing-duration>
    <meta:editing-cycles>10</meta:editing-cycles>
    <meta:generator>OpenOffice/4.1.4$Win32 OpenOffice.org_project/414m5$Build-9788</meta:generator>
    <meta:document-statistic meta:table-count="1" meta:image-count="0" meta:object-count="0" meta:page-count="2" meta:paragraph-count="50" meta:word-count="262" meta:character-count="1724"/>
  </office:meta>
</office:document-meta>
</file>